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c329" officeooo:paragraph-rsid="000dc329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weight="bold" officeooo:rsid="000dc329" officeooo:paragraph-rsid="000dc32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c329" officeooo:paragraph-rsid="000dc329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officeooo:rsid="001092a4" officeooo:paragraph-rsid="001092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c329" officeooo:paragraph-rsid="000dc32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92a4" officeooo:paragraph-rsid="001092a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58466" loext:opacity="100%" fo:font-weight="normal" officeooo:rsid="000dc329" officeooo:paragraph-rsid="000dc32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58466" loext:opacity="100%" fo:font-weight="normal" officeooo:rsid="001092a4" officeooo:paragraph-rsid="001092a4" style:font-weight-asian="normal" style:font-weight-complex="normal"/>
    </style:style>
    <style:style style:name="T1" style:family="text">
      <style:text-properties fo:color="#1584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lowchart</text:p>
      <text:p text:style-name="P3"/>
      <text:p text:style-name="P7">User</text:p>
      <text:p text:style-name="P5"><text:s text:c="2"/>↓</text:p>
      <text:p text:style-name="P5">Streamlit Interface</text:p>
      <text:p text:style-name="P5"><text:s text:c="2"/>↓</text:p>
      <text:p text:style-name="P5">FastAPI</text:p>
      <text:p text:style-name="P5"><text:s text:c="2"/>↓</text:p>
      <text:p text:style-name="P5">Core Services</text:p>
      <text:p text:style-name="P5"><text:s text:c="2"/>↓</text:p>
      <text:p text:style-name="P7">Database</text:p>
      <text:p text:style-name="P5"><text:s text:c="2"/>↓</text:p>
      <text:p text:style-name="P5">Core Services</text:p>
      <text:p text:style-name="P5"><text:s text:c="2"/>↓</text:p>
      <text:p text:style-name="P5">FastAPI</text:p>
      <text:p text:style-name="P5"><text:s text:c="2"/>↓</text:p>
      <text:p text:style-name="P5">Streamlit</text:p>
      <text:p text:style-name="P5"><text:s text:c="2"/>↓</text:p>
      <text:p text:style-name="P5"><text:span text:style-name="T1">User</text:span> Output</text:p>
      <text:p text:style-name="P4">Program Logic</text:p>
      <text:p text:style-name="P6"/>
      <text:p text:style-name="P8">Start</text:p>
      <text:p text:style-name="P6"><text:s text:c="2"/>↓</text:p>
      <text:p text:style-name="P8">User Input</text:p>
      <text:p text:style-name="P6"><text:s text:c="2"/>↓</text:p>
      <text:p text:style-name="P6">Choose <text:span text:style-name="T1">Function</text:span></text:p>
      <text:p text:style-name="P6"><text:s text:c="2"/>↓</text:p>
      <text:p text:style-name="P6">Plant Recommendation?</text:p>
      <text:p text:style-name="P6"><text:s text:c="2"/>↓ yes → plant_service</text:p>
      <text:p text:style-name="P6"><text:s text:c="2"/>↓</text:p>
      <text:p text:style-name="P6">Watering Schedule?</text:p>
      <text:p text:style-name="P6"><text:s text:c="2"/>↓ yes → irrigation_service</text:p>
      <text:p text:style-name="P6"><text:s text:c="2"/>↓</text:p>
      <text:p text:style-name="P6">Planting Calendar?</text:p>
      <text:p text:style-name="P6"><text:s text:c="2"/>↓ yes → calendar_service</text:p>
      <text:p text:style-name="P6"><text:s text:c="2"/>↓</text:p>
      <text:p text:style-name="P6">Supplier Recommendation?</text:p>
      <text:p text:style-name="P6"><text:s text:c="2"/>↓ yes → supplier_service</text:p>
      <text:p text:style-name="P6"><text:s text:c="2"/>↓</text:p>
      <text:p text:style-name="P6">Combine Results</text:p>
      <text:p text:style-name="P6"><text:s text:c="2"/>↓</text:p>
      <text:p text:style-name="P6"><text:span text:style-name="T1">Return</text:span> Output</text:p>
      <text:p text:style-name="P6"><text:s text:c="2"/>↓</text:p>
      <text:p text:style-name="P8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4T13:46:59.343696722</meta:creation-date>
    <dc:date>2026-04-04T13:49:58.042488969</dc:date>
    <meta:editing-duration>PT2M5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42" meta:word-count="67" meta:character-count="409" meta:non-whitespace-character-count="342"/>
  </office:meta>
</office:document-meta>
</file>